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sub>
              <mstyle mathvariant="bold">
                <mi>F</mi>
              </mstyle>
              <mtext>D</mtext>
            </msub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space width="0.5em"/>
            </mrow>
            <mo stretchy="false">∇</mo>
            <mrow>
              <mo fence="true" stretchy="false">(</mo>
              <mrow>
                <mrow>
                  <mstyle mathvariant="bold">
                    <mi>p</mi>
                  </mstyle>
                  <mrow>
                    <mspace width="0.5em"/>
                    <mo stretchy="false">⋅</mo>
                    <mspace width="0.5em"/>
                  </mrow>
                  <mstyle mathvariant="bold">
                    <mi>E</mi>
                  </mstyle>
                </mrow>
              </mrow>
              <mo fence="true" stretchy="false">)</mo>
            </mrow>
          </mrow>
        </mtd>
      </mtr>
      <mtr>
        <mtd columnalign="left">
          <mrow>
            <msub>
              <mstyle mathvariant="bold">
                <mi>F</mi>
              </mstyle>
              <mtext>D</mtext>
            </msub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row>
                <mspace width="0.5em"/>
                <mo stretchy="false">−</mo>
                <mo stretchy="false">∇</mo>
              </mrow>
            </mrow>
            <msub>
              <mi>V</mi>
              <mtext>D</mtext>
            </msub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</mrow>
        </mtd>
      </mtr>
      <mtr>
        <mtd columnalign="left">
          <mrow>
            <msub>
              <mi>V</mi>
              <mtext>D</mtext>
            </msub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row>
                <mspace width="0.5em"/>
                <mo stretchy="false">−</mo>
                <mstyle mathvariant="bold">
                  <mi>p</mi>
                </mstyle>
              </mrow>
            </mrow>
            <mrow>
              <mspace width="0.5em"/>
              <mo stretchy="false">⋅</mo>
              <mspace width="0.5em"/>
            </mrow>
            <mstyle mathvariant="bold">
              <mi>E</mi>
            </mstyle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</mrow>
        </mtd>
      </mtr>
    </mtable>
    <annotation encoding="StarMath 5.0">alignl { bold F }_"D" ( bold r ) `=` nabla ( bold p `cdot` bold E ) newline
alignl { bold F }_"D" ( bold r ) `=` - nabla V_"D" (bold r) newline
alignl V_"D" (bold r) `=` - bold p `cdot` {bold E} ( bold r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45:04.371000000</meta:creation-date>
    <meta:generator>LibreOffice/4.2.4.2$Windows_x86 LibreOffice_project/63150712c6d317d27ce2db16eb94c2f3d7b699f8</meta:generator>
  </office:meta>
</office:document-meta>
</file>